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roid Sans Fallback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398ca2" officeooo:paragraph-rsid="00398ca2"/>
    </style:style>
    <style:style style:name="P2" style:family="paragraph" style:parent-style-name="Footer">
      <style:paragraph-properties fo:text-align="start" style:justify-single-word="false"/>
      <style:text-properties fo:color="#333333"/>
    </style:style>
    <style:style style:name="P3" style:family="paragraph" style:parent-style-name="Heading">
      <style:text-properties officeooo:rsid="005cdbaf" officeooo:paragraph-rsid="005cdbaf"/>
    </style:style>
    <style:style style:name="P4" style:family="paragraph" style:parent-style-name="Text_20_body">
      <style:text-properties officeooo:rsid="005cdbaf" officeooo:paragraph-rsid="005cdbaf"/>
    </style:style>
    <style:style style:name="P5" style:family="paragraph" style:parent-style-name="Text_20_body">
      <style:text-properties officeooo:rsid="005dc282" officeooo:paragraph-rsid="005dc282"/>
    </style:style>
    <style:style style:name="P6" style:family="paragraph" style:parent-style-name="Text_20_body">
      <style:text-properties officeooo:rsid="005ece6e" officeooo:paragraph-rsid="005ece6e"/>
    </style:style>
    <style:style style:name="P7" style:family="paragraph" style:parent-style-name="Text_20_body">
      <style:text-properties officeooo:rsid="006127aa" officeooo:paragraph-rsid="006127aa"/>
    </style:style>
    <style:style style:name="P8" style:family="paragraph" style:parent-style-name="Text_20_body">
      <style:text-properties officeooo:paragraph-rsid="0060947e"/>
    </style:style>
    <style:style style:name="P9" style:family="paragraph" style:parent-style-name="Text_20_body">
      <style:text-properties officeooo:rsid="00671ff5" officeooo:paragraph-rsid="00671ff5"/>
    </style:style>
    <style:style style:name="P10" style:family="paragraph" style:parent-style-name="Text_20_body">
      <style:text-properties officeooo:rsid="006bc0dc" officeooo:paragraph-rsid="00799ccc"/>
    </style:style>
    <style:style style:name="P11" style:family="paragraph" style:parent-style-name="Text_20_body">
      <style:text-properties officeooo:rsid="0063927d" officeooo:paragraph-rsid="0063927d"/>
    </style:style>
    <style:style style:name="P12" style:family="paragraph" style:parent-style-name="Text_20_body">
      <style:text-properties officeooo:rsid="007d0817" officeooo:paragraph-rsid="007d0817"/>
    </style:style>
    <style:style style:name="P13" style:family="paragraph" style:parent-style-name="Text_20_body">
      <style:text-properties officeooo:rsid="007f2791" officeooo:paragraph-rsid="007f2791"/>
    </style:style>
    <style:style style:name="P14" style:family="paragraph" style:parent-style-name="Heading_20_1">
      <style:text-properties officeooo:rsid="005cdbaf" officeooo:paragraph-rsid="005cdbaf"/>
    </style:style>
    <style:style style:name="P15" style:family="paragraph" style:parent-style-name="Heading_20_3">
      <style:text-properties officeooo:rsid="00644dc3" officeooo:paragraph-rsid="00644dc3"/>
    </style:style>
    <style:style style:name="P16" style:family="paragraph" style:parent-style-name="Heading_20_3">
      <style:text-properties officeooo:rsid="007f2791" officeooo:paragraph-rsid="007f2791"/>
    </style:style>
    <style:style style:name="P17" style:family="paragraph" style:parent-style-name="Heading_20_2">
      <style:text-properties officeooo:rsid="005cdbaf" officeooo:paragraph-rsid="005cdbaf"/>
    </style:style>
    <style:style style:name="P18" style:family="paragraph" style:parent-style-name="Heading_20_2">
      <style:text-properties officeooo:rsid="005dc282" officeooo:paragraph-rsid="005dc282"/>
    </style:style>
    <style:style style:name="P19" style:family="paragraph" style:parent-style-name="Heading_20_2">
      <style:text-properties officeooo:rsid="0060947e" officeooo:paragraph-rsid="0060947e"/>
    </style:style>
    <style:style style:name="P20" style:family="paragraph" style:parent-style-name="Heading_20_2">
      <style:text-properties officeooo:rsid="0063927d" officeooo:paragraph-rsid="0063927d"/>
    </style:style>
    <style:style style:name="P21" style:family="paragraph" style:parent-style-name="Heading_20_2">
      <style:text-properties officeooo:rsid="005ece6e" officeooo:paragraph-rsid="005ece6e"/>
    </style:style>
    <style:style style:name="P22" style:family="paragraph" style:parent-style-name="Heading_20_2">
      <style:text-properties officeooo:rsid="00671ff5" officeooo:paragraph-rsid="00671ff5"/>
    </style:style>
    <style:style style:name="T1" style:family="text">
      <style:text-properties officeooo:rsid="0059c347"/>
    </style:style>
    <style:style style:name="T2" style:family="text">
      <style:text-properties officeooo:rsid="0067f2b8"/>
    </style:style>
    <style:style style:name="T3" style:family="text">
      <style:text-properties officeooo:rsid="00644dc3"/>
    </style:style>
    <style:style style:name="T4" style:family="text">
      <style:text-properties style:text-underline-style="solid" style:text-underline-width="auto" style:text-underline-color="font-color" officeooo:rsid="005ece6e"/>
    </style:style>
    <style:style style:name="T5" style:family="text">
      <style:text-properties style:text-underline-style="solid" style:text-underline-width="auto" style:text-underline-color="font-color" officeooo:rsid="0060947e"/>
    </style:style>
    <style:style style:name="T6" style:family="text">
      <style:text-properties officeooo:rsid="005dc282"/>
    </style:style>
    <style:style style:name="T7" style:family="text">
      <style:text-properties officeooo:rsid="005ece6e"/>
    </style:style>
    <style:style style:name="T8" style:family="text">
      <style:text-properties officeooo:rsid="005f871c"/>
    </style:style>
    <style:style style:name="T9" style:family="text">
      <style:text-properties officeooo:rsid="0060947e"/>
    </style:style>
    <style:style style:name="T10" style:family="text">
      <style:text-properties officeooo:rsid="0061b983"/>
    </style:style>
    <style:style style:name="T11" style:family="text">
      <style:text-properties officeooo:rsid="006bc0dc"/>
    </style:style>
    <style:style style:name="T12" style:family="text">
      <style:text-properties officeooo:rsid="006f0838"/>
    </style:style>
    <style:style style:name="T13" style:family="text">
      <style:text-properties officeooo:rsid="00799ccc"/>
    </style:style>
    <style:style style:name="T14" style:family="text">
      <style:text-properties officeooo:rsid="007d27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truction Box Beipackzettel</text:p>
      <text:h text:style-name="P14" text:outline-level="1">Anleitung</text:h>
      <text:h text:style-name="P17" text:outline-level="2">Inbetriebnahme / Aufstellung</text:h>
      <text:p text:style-name="P4">Vor Inbetriebnahme muss die <text:span text:style-name="Source_20_Text">PowerCon-Buchse</text:span> des Geräts an eine reguläre Hausstromversorgung mit 230V~ mit dem <text:span text:style-name="Source_20_Text">PowerCon-Kabel</text:span> angeschlossen werden. Außerdem müssen die <text:span text:style-name="Source_20_Text">Zündobjekte</text:span> mit den <text:span text:style-name="Source_20_Text">Zündkapseln</text:span> durch Andrücken und Überschieben der <text:span text:style-name="Source_20_Text">Sicherungsmanschette</text:span> verbunden werden. Im Anschluss sind die <text:span text:style-name="Source_20_Text">Zündkapseln</text:span> polunabhängig mit dem <text:span text:style-name="Source_20_Text">Fernleitdraht</text:span> zu verbinden. Das andere Ende des <text:span text:style-name="Source_20_Text">Fernleitdrahts</text:span> wird in einen der beiden <text:span text:style-name="Source_20_Text">Zündquellenbuchsen</text:span> gesteckt.</text:p>
      <text:p text:style-name="P4">Um nun das Gerät einzuschalten, ist der <text:span text:style-name="Source_20_Text">Hauptschalter</text:span> auf die „ON“ Position zu rotieren. Bevor mit dem nächsten Schritt fortgefahren werden kann, ist im <text:span text:style-name="Source_20_Text">Matrix-Display</text:span> auf die Meldung <text:span text:style-name="Citation">„Auth I Passwort:“</text:span> zu warten. <text:span text:style-name="T6">Die </text:span><text:span text:style-name="Source_20_Text"><text:span text:style-name="T6">7-Segment-Anzeige</text:span></text:span><text:span text:style-name="T6"> gibt zu diesem Zeitpunkt die Spannung des </text:span><text:span text:style-name="Source_20_Text"><text:span text:style-name="T6">9V-Blocks</text:span></text:span><text:span text:style-name="T6"> aus. Sie sollte nicht geringer als 7,5V sein, um eine Zündung der </text:span><text:span text:style-name="Source_20_Text"><text:span text:style-name="T6">Zündkapseln</text:span></text:span><text:span text:style-name="T6"> sicher gewährleisten zu können.</text:span></text:p>
      <text:h text:style-name="P18" text:outline-level="2">Zündquellen</text:h>
      <text:p text:style-name="P5">Die Destruction Box hat 2 <text:span text:style-name="Source_20_Text">Zündquellenbuchsen</text:span>, über welche jeweils eine <text:span text:style-name="Source_20_Text">Zündquelle</text:span> angeschlossen werden kann. Um die Zündquellen auszuwählen, muss lediglich die rote Schutzkappe angehoben und der darunter liegende Kippschalter, der <text:span text:style-name="Source_20_Text">Zündquellenschalter</text:span>, geschlossen werden. Dabei werden die Zündquellen noch nicht gezündet, sondern lediglich zur Zündung freigegeben. <text:span text:style-name="T7">Es ist irrelevant, wann diese Einstellung im Zündungsprozess vorgenommen wird.</text:span></text:p>
      <text:p text:style-name="P5">Die <text:span text:style-name="Source_20_Text">Zündquellenlichter</text:span> <text:span text:style-name="T7">signalisieren</text:span> diese Zustände:<text:line-break/>→ <text:span text:style-name="T4">Aus:</text:span><text:span text:style-name="T7"> </text:span><text:span text:style-name="Source_20_Text"><text:span text:style-name="T7">Zündquellenschalter</text:span></text:span><text:span text:style-name="T7"> offen und keine Zündquelle angeschlossen<text:line-break/>→ </text:span><text:span text:style-name="T4">Langsam an und ab schwelend:</text:span><text:span text:style-name="T7"> Zündquelle angeschlossen, doch </text:span><text:span text:style-name="Source_20_Text"><text:span text:style-name="T7">Zündquellenschalter</text:span></text:span><text:span text:style-name="T7"> geöffnet<text:line-break/>→ </text:span><text:span text:style-name="T4">Schnell blinkend:</text:span><text:span text:style-name="T7"> </text:span><text:span text:style-name="Source_20_Text"><text:span text:style-name="T7">Zündquellenschalter</text:span></text:span><text:span text:style-name="T7"> geschlossen, doch keine Zündquelle erkannt<text:line-break/>→ </text:span><text:span text:style-name="T4">Dauerhaft an:</text:span><text:span text:style-name="T7"> Zündquelle zur Zündung bereit</text:span></text:p>
      <text:h text:style-name="P19" text:outline-level="2">Autorisation I</text:h>
      <text:p text:style-name="P7">Die Autorisationsnummer I ist eine gleich bleibende, beliebig konfigurierbare Zahlenkombination mit einer Länge zwischen sechs und 20 Zeichen. Sie kann nur über die serielle Schnittstelle geändert werden.</text:p>
      <text:p text:style-name="P7">Geben Sie die Autorisationsnummer I auf dem <text:span text:style-name="Source_20_Text">Tastenfeld</text:span> ein und bestätigen Sie die Eingabe mit der „#“ Taste. <text:span text:style-name="T12">Das jeweils letzte Zeichen kann mit der „*“ Taste gelöscht werden.</text:span> Bei Fehleingabe kann mit 10 Sekunden Verzögerung die Kombination bis zu drei mal falsch eingegeben werden. Bei dreifacher Falscheingabe wird die Destruction-Box gesperrt und <text:span text:style-name="T10">zeigt nun dauerhaft, auch nach Neustart, auf dem </text:span><text:span text:style-name="Source_20_Text"><text:span text:style-name="T10">Matrix-Dispay</text:span></text:span><text:span text:style-name="T10"> „DestBox gesperrt“ an. Entsperren kann man die Destruction-Box nun nur noch über die Serielle Schnittstelle.</text:span></text:p>
      <text:p text:style-name="P7">Mit erfolgreicher Autorisation I <text:span text:style-name="T10">zeigt</text:span> <text:span text:style-name="T10">die </text:span><text:span text:style-name="Source_20_Text"><text:span text:style-name="T10">7-Segment-Anzeige</text:span></text:span><text:span text:style-name="T10"> nicht länger die Spannung des </text:span><text:span text:style-name="Source_20_Text"><text:span text:style-name="T10">9-Volt Blocks</text:span></text:span><text:span text:style-name="T10"> an, sondern visualisiert ab diesem Zeitpunkt den Wert „----“.</text:span></text:p>
      <text:h text:style-name="P20" text:outline-level="2">Moduswahl / <text:span text:style-name="T3">Autorisation III / Zündung</text:span></text:h>
      <text:p text:style-name="P11">Es gibt drei Modi, die zur Auswahl stehen (vorausgesetzt, es wurde keine der Modi durch eine serielle Überschreibung gesperrt). <text:span text:style-name="T3">Zum Einstellen muss mit den Tasten „8“ und „2“, beziehungsweise „4“ und „6“ auf dem </text:span><text:span text:style-name="Source_20_Text"><text:span text:style-name="T3">Tastenfeld</text:span></text:span><text:span text:style-name="T3"> navigiert werden und durch die Taste „5“ oder „#“ bestätigt werden. Um den Modus im Nachhinein zu ändern, muss das Gerät neu gestartet werden. Nach der Auswahl bleibt im </text:span><text:span text:style-name="Source_20_Text"><text:span text:style-name="T11">Matrix-Display</text:span></text:span><text:span text:style-name="T11"> in der ersten Zeile der Name des Modus stehen.</text:span></text:p>
      <text:p text:style-name="P10"><text:span text:style-name="T13">Die Destruction Box fordert auf die Zeit einzustellen, wenn es sich bei dem ausgewählten Modus um einen Modus mit Countdown handelt. Dazu muss mit dem </text:span><text:span text:style-name="Source_20_Text"><text:span text:style-name="T12">Tastenfeld</text:span></text:span><text:span text:style-name="T12"> eine 4 stellige Zahl eingegeben werden. Die ersten beiden eingegebenen Ziffern geben die Minuten, die letzten beiden eingegebenen Ziffern die Sekunden an. Eingegebene Ziffern können durch die „*“ Taste gelöscht werden, bis die letzte Ziffer eingegeben wurde. Eingegebene Stellen werden auf der </text:span><text:span text:style-name="Source_20_Text"><text:span text:style-name="T12">7-Segment-Anzeige</text:span></text:span><text:span text:style-name="T12"> angezeigt. Wenn alle vier Stellen eingegeben wurden, kann der Countdown nicht mehr verändert werden. Bei Änderungswunsch muss das Gerät neu gestartet werden.</text:span></text:p>
      <text:h text:style-name="P15" text:outline-level="3">Modus: PreCountdown</text:h>
      <text:p text:style-name="P12">Nach Auswahl des Modus <text:span text:style-name="T14">und Einstellen des Countdowns kann die Autorisation III durch kurzzeitiges Betätigen des </text:span><text:span text:style-name="Source_20_Text"><text:span text:style-name="T14">Schlüsseldrehtasters</text:span></text:span><text:span text:style-name="T14"> vorgenommen werden. Die Autorisation kann durch erneutes Betätigen des </text:span><text:span text:style-name="Source_20_Text"><text:span text:style-name="T14">Schlüsseldrehtasters</text:span></text:span><text:span text:style-name="T14"> entzogen werden. Wenn die grüne LED leuchtet, ist die Autorisation erteilt und der Countdown zählt weiter abwärts. Sobald der Countdown auf „000“ steht, blinkt der </text:span><text:span text:style-name="Source_20_Text"><text:span text:style-name="T14">Zündtaster</text:span></text:span><text:span text:style-name="T14"> an- und abschwelend. Zur Zündung muss dieser für 2 Sekunden dauerhaft gedrückt bleiben. Während des Betätigen des Tasters wird der Taster </text:span><text:soft-page-break/><text:span text:style-name="T14">zunehmend heller und die 7-Segment-Anzeige zählt zentriert in 1/10 Sekunden-Schritten die 2 Sekunden hoch und bleibt bei „8888“ stehen.</text:span></text:p>
      <text:h text:style-name="P16" text:outline-level="3">Modus: PostCountdown</text:h>
      <text:p text:style-name="P13">Nach Auswahl des Modus und Einstellen des Countdowns blinkt der <text:span text:style-name="Source_20_Text">Zündtaster</text:span> an- und abschwelend. </text:p>
      <text:h text:style-name="P21" text:outline-level="2">Drill-Schalter</text:h>
      <text:p text:style-name="P6">Der <text:span text:style-name="Source_20_Text">Drill-Schalter</text:span>, beziehungsweise der <text:span text:style-name="Citation">„Test/Scharf Schalter“</text:span> wirkt sich insofern aus, dass bei <text:span text:style-name="T9">aktiviertem</text:span> Zustand „Test“ keine Spannung auf d<text:span text:style-name="T9">ie</text:span> aktivierten Zündquellen bei Zündung gegeben wird. Dies soll Übungen, Test<text:span text:style-name="T8">s</text:span> oder Präsentationen ohne Verwendung <text:span text:style-name="T8">und Verbrauch</text:span> einer <text:span text:style-name="T8">scharfen</text:span> iTAN ermöglichen. <text:span text:style-name="T9">Der Zeitpunkt, zu dem der Drill-Schalter eingestellt wird, ist im Zündungsprozess irrelevant.</text:span></text:p>
      <text:p text:style-name="P8"><text:span text:style-name="T9">Die LED‘s stellen verschiedene Zustände dar:<text:line-break/>→ </text:span><text:span text:style-name="T5">LED „Test“ leuchtet:</text:span><text:span text:style-name="T9"> Bei Zündung wird (unabhängig von der </text:span><text:span text:style-name="Source_20_Text"><text:span text:style-name="T9">Drill-Schalter</text:span></text:span><text:span text:style-name="T9"> Stellung) keine Zündquelle angesprochen.<text:line-break/>→ </text:span><text:span text:style-name="T5">LED „Scharf“ blinkt:</text:span><text:span text:style-name="T9"> Kann noch nicht scharf gestellt werden, weil noch kein Autorisation II statt gefunden hat. Die Destruction-Box ist noch im Test-Modus, obwohl der </text:span><text:span text:style-name="Source_20_Text"><text:span text:style-name="T9">Drill-Schalter</text:span></text:span><text:span text:style-name="T9"> in der „Scharf“ Position ist.<text:line-break/>→ </text:span><text:span text:style-name="T5">LED „Scharf“ leuchtet:</text:span><text:span text:style-name="T9"> Autorisation II erfolgreich, Drill-Schalter in „Scharf“ Position. Bei Zündung werden die Zündquellen angesprochen.</text:span></text:p>
      <text:h text:style-name="P22" text:outline-level="2">Serielle Kommunikation</text:h>
      <text:p text:style-name="P9">Über die USB-Schnittstelle kann mit dem <text:span text:style-name="Source_20_Text">Arduino</text:span> kommuniziert werden. Dafür gibt es folgende Befehle:</text:p>
      <text:p text:style-name="P9">→ <text:span text:style-name="T2">unlock: Entsperrt das Gerät dauerhaft.<text:line-break/>→ changeAuth: Speichert ein neues Passwort für die Autorisation I ein<text:line-break/>→ lockMethod: Eine der Methoden zur Benutzung sperren<text:line-break/>→ unlockMethod: Eine der Methoden zur Benutzung freigeben<text:line-break/>→ minCountdown: Legt eine Mindestcountdownzeit f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roid Sans Fallback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Heading_20_1" style:class="text" style:master-page-name="">
      <style:paragraph-properties fo:margin-top="0cm" fo:margin-bottom="0.499cm" loext:contextual-spacing="false" fo:text-align="center" style:justify-single-word="false" style:page-number="auto" fo:keep-with-next="always"/>
      <style:text-properties fo:font-variant="small-caps" fo:color="#198a8a" style:font-name="Liberation Sans" fo:font-family="'Liberation Sans'" style:font-family-generic="swiss" style:font-pitch="variable" fo:font-size="22pt" style:text-underline-style="solid" style:text-underline-type="double" style:text-underline-width="auto" style:text-underline-color="font-color" fo:font-weight="bold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orphans="2" fo:widows="2" style:page-number="auto"/>
      <style:text-properties fo:color="#000000" style:font-name="Times New Roman" fo:font-family="'Times New Roman'" style:font-style-name="Standard" style:font-family-generic="roman" style:font-pitch="variable" fo:font-size="10.5pt" style:font-size-asian="10.5pt"/>
    </style:style>
    <style:style style:name="List" style:family="paragraph" style:parent-style-name="Text_20_body" style:class="list">
      <style:paragraph-properties fo:margin-top="0cm" fo:margin-bottom="0.21cm" loext:contextual-spacing="true"/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cm" fo:margin-bottom="0.101cm" loext:contextual-spacing="false" fo:text-align="start" style:justify-single-word="false" style:page-number="auto" style:shadow="none"/>
      <style:text-properties fo:font-variant="normal" fo:text-transform="none" fo:color="#0066cc" fo:font-size="14pt" style:text-underline-style="none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style:shadow="non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font-size="10.5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6cm" fo:margin-right="0cm" fo:margin-top="0.199cm" fo:margin-bottom="0.101cm" loext:contextual-spacing="false" fo:text-align="start" style:justify-single-word="false" fo:text-indent="-0.76cm" style:auto-text-indent="false" style:page-number="auto">
        <style:tab-stops/>
      </style:paragraph-properties>
      <style:text-properties fo:font-variant="normal" fo:text-transform="none" fo:color="#663366" fo:font-size="11pt" fo:font-style="italic" style:text-underline-style="none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.101cm" loext:contextual-spacing="false" fo:text-align="start" style:justify-single-word="false" style:page-number="auto"/>
      <style:text-properties fo:font-variant="normal" fo:text-transform="none" fo:color="#336600" fo:font-size="12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/>
      </style:paragraph-properties>
      <style:text-properties fo:color="#000000" style:font-name="Arial" fo:font-family="Arial" style:font-style-name="Standard" style:font-family-generic="swiss" style:font-pitch="variable" fo:font-size="10.5pt" style:font-size-asian="10.5pt"/>
    </style:style>
    <style:style style:name="Quotations" style:family="paragraph" style:parent-style-name="Standard" style:class="html" style:master-page-name="">
      <loext:graphic-properties draw:fill="solid" draw:fill-color="#e6e6ff"/>
      <style:paragraph-properties fo:margin-left="1cm" fo:margin-right="1cm" fo:margin-top="0cm" fo:margin-bottom="0.21cm" loext:contextual-spacing="false" fo:keep-together="always" fo:text-indent="0cm" style:auto-text-indent="false" style:page-number="auto" fo:background-color="#e6e6ff" fo:padding="0.101cm" fo:border="0.06pt solid #0066cc" style:shadow="none">
        <style:tab-stops/>
      </style:paragraph-properties>
      <style:text-properties style:font-name="Liberation Mono" fo:font-family="'Liberation Mono'" style:font-style-name="Standard" style:font-family-generic="modern" style:font-pitch="fixed" fo:font-size="10.5pt" fo:language="zxx" fo:country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text-properties fo:color="#0066cc"/>
    </style:style>
    <style:style style:name="Contents_20_2" style:display-name="Contents 2" style:family="paragraph" style:parent-style-name="Index" style:class="index">
      <style:text-properties fo:color="#336600"/>
    </style:style>
    <style:style style:name="Contents_20_3" style:display-name="Contents 3" style:family="paragraph" style:parent-style-name="Index" style:class="index">
      <style:text-properties fo:color="#663366"/>
    </style:style>
    <style:style style:name="Header" style:family="paragraph" style:parent-style-name="Standard" style:class="extra" style:master-page-name="">
      <loext:graphic-properties draw:fill-image-width="0cm" draw:fill-image-height="0cm"/>
      <style:paragraph-properties style:page-number="auto" fo:padding="0.049cm" fo:border-left="none" fo:border-right="none" fo:border-top="none" fo:border-bottom="0.06pt solid #000000" style:shadow="non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10.5pt" style:font-size-asian="10.5pt"/>
    </style:style>
    <style:style style:name="Header_20_left" style:display-name="Header left" style:family="paragraph" style:parent-style-name="Standard" style:class="extra"/>
    <style:style style:name="Source_20_Text" style:display-name="Source Text" style:family="text">
      <style:text-properties style:font-name="Liberation Mono1" fo:font-family="'Liberation Mono'" style:font-family-generic="modern" style:font-pitch="fixed" fo:font-size="9pt" fo:background-color="#e6e6ff" style:font-name-asian="Droid Sans Fallback" style:font-family-asian="'Droid Sans Fallback'" style:font-family-generic-asian="modern" style:font-pitch-asian="fixed" style:font-size-asian="10.5pt" style:font-name-complex="Liberation Mono1" style:font-family-complex="'Liberation Mono'" style:font-family-generic-complex="modern" style:font-pitch-complex="fixed" loext:shadow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4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4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4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4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4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98ca2" officeooo:paragraph-rsid="00398ca2"/>
    </style:style>
    <style:style style:name="MP2" style:family="paragraph" style:parent-style-name="Footer">
      <style:paragraph-properties fo:text-align="start" style:justify-single-word="false"/>
      <style:text-properties fo:color="#333333"/>
    </style:style>
    <style:style style:name="MT1" style:family="text">
      <style:text-properties officeooo:rsid="0059c347"/>
    </style:style>
    <style:style style:name="MT2" style:family="text">
      <style:text-properties officeooo:rsid="0067f2b8"/>
    </style:style>
    <style:style style:name="MT3" style:family="text">
      <style:text-properties officeooo:rsid="00644dc3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cm" style:shadow="none" style:dynamic-spacing="false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Privatdokument</text:span><text:tab/><text:tab/><text:date style:data-style-name="N76" text:date-value="2018-06-11T14:34:23.128000125">11. Juni 2018</text:date></text:p>
      </style:header>
      <style:header-first>
        <text:p text:style-name="Header_20_left"/>
      </style:header-first>
      <style:footer>
        <text:p text:style-name="MP2"><text:span text:style-name="MT2">Destruction Box Beipackzettel</text:span><text:tab/><text:tab/>Seite <text:page-number text:select-page="current">2</text:page-number> von <text:page-count>2</text:page-count></text:p>
      </style:footer>
      <style:footer-first>
        <text:p text:style-name="MP2"><text:span text:style-name="MT3">Destruction Box Beipackzettel</text:span><text:tab/><text:tab/>Seite <text:page-number text:select-page="current">1</text:page-number> von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Lusky</meta:initial-creator>
    <meta:creation-date>2012-04-16T21:48:37</meta:creation-date>
    <dc:date>2018-06-11T14:34:08.840000000</dc:date>
    <meta:editing-duration>PT4H59M30S</meta:editing-duration>
    <meta:editing-cycles>36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28" meta:word-count="835" meta:character-count="6008" meta:non-whitespace-character-count="5207"/>
  </office:meta>
</office:document-meta>
</file>